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 style:list-style-name="L1">
      <style:graphic-properties svg:stroke-width="0.3cm" svg:stroke-color="#008000" draw:marker-start="Dimension_20_Lines" draw:marker-start-width="1.05cm" draw:marker-end="Arrow" draw:marker-end-width="1.15cm" draw:fill="none" draw:textarea-vertical-align="middle" fo:padding-top="0.275cm" fo:padding-bottom="0.275cm" fo:padding-left="0.4cm" fo:padding-right="0.4cm" draw:shadow="hidden"/>
    </style:style>
    <style:style style:name="gr2" style:family="graphic" style:parent-style-name="objectwithoutfill" style:list-style-name="L1">
      <style:graphic-properties svg:stroke-width="0.3cm" svg:stroke-color="#808000" draw:marker-start="Dimension_20_Lines" draw:marker-start-width="1.05cm" draw:marker-end="Arrow" draw:marker-end-width="1.15cm" draw:fill="none" draw:textarea-vertical-align="middle" fo:padding-top="0.275cm" fo:padding-bottom="0.275cm" fo:padding-left="0.4cm" fo:padding-right="0.4cm" draw:shadow="hidden"/>
    </style:style>
    <style:style style:name="gr3" style:family="graphic" style:parent-style-name="objectwithoutfill" style:list-style-name="L1">
      <style:graphic-properties svg:stroke-width="0.1cm" draw:marker-start="Dimension_20_Lines" draw:marker-start-width="0.75cm" draw:marker-end="Dimension_20_Lines" draw:marker-end-width="0.85cm" draw:fill="none" draw:textarea-vertical-align="middle" fo:padding-top="0.175cm" fo:padding-bottom="0.175cm" fo:padding-left="0.3cm" fo:padding-right="0.3cm" draw:shadow="hidden"/>
    </style:style>
    <style:style style:name="gr4" style:family="graphic" style:parent-style-name="objectwithoutfill">
      <style:graphic-properties svg:stroke-width="0.1cm" draw:marker-start="" draw:marker-start-width="0.35cm" draw:marker-end="Arrow" draw:marker-end-width="0.45cm" draw:fill="none" draw:textarea-vertical-align="middle" fo:padding-top="0.175cm" fo:padding-bottom="0.175cm" fo:padding-left="0.3cm" fo:padding-right="0.3cm" draw:shadow="hidden"/>
    </style:style>
    <style:style style:name="gr5" style:family="graphic" style:parent-style-name="objectwithoutfill" style:list-style-name="L1">
      <style:graphic-properties svg:stroke-width="0.1cm" draw:marker-start="Dimension_20_Lines" draw:marker-start-width="0.75cm" draw:marker-end="Dimension_20_Lines" draw:marker-end-width="0.85cm" draw:fill="none" draw:textarea-vertical-align="middle" fo:padding-top="0.175cm" fo:padding-bottom="0.175cm" fo:padding-left="0.3cm" fo:padding-right="0.3cm" draw:shadow="hidden"/>
    </style:style>
    <style:style style:name="gr6" style:family="graphic" style:parent-style-name="objectwithoutfill">
      <style:graphic-properties svg:stroke-width="0.1cm" draw:marker-start="" draw:marker-start-width="0.35cm" draw:marker-end="Arrow" draw:marker-end-width="0.45cm" draw:fill="none" draw:textarea-vertical-align="middle" fo:padding-top="0.175cm" fo:padding-bottom="0.175cm" fo:padding-left="0.3cm" fo:padding-right="0.3cm" draw:shadow="hidden"/>
    </style:style>
    <style:style style:name="gr7" style:family="graphic" style:parent-style-name="objectwithoutfill" style:list-style-name="L1">
      <style:graphic-properties svg:stroke-width="0.3cm" svg:stroke-color="#800000" draw:marker-start="Dimension_20_Lines" draw:marker-start-width="1.05cm" draw:marker-end="Dimension_20_Lines" draw:marker-end-width="1.15cm" draw:fill="none" draw:textarea-vertical-align="middle" fo:padding-top="0.275cm" fo:padding-bottom="0.275cm" fo:padding-left="0.4cm" fo:padding-right="0.4cm" draw:shadow="hidden"/>
    </style:style>
    <style:style style:name="gr8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false" fo:min-height="0cm" fo:min-width="15.945cm" draw:shadow="hidden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Light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T1" style:family="text">
      <style:text-properties fo:font-size="24pt" fo:text-shadow="none" style:font-size-asian="24pt" style:font-size-complex="24pt"/>
    </style:style>
    <style:style style:name="T2" style:family="text">
      <style:text-properties fo:text-shadow="none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line draw:style-name="gr1" draw:text-style-name="P1" draw:layer="layout" svg:x1="2.1cm" svg:y1="3.7cm" svg:x2="18.1cm" svg:y2="3.7cm">
          <text:p text:style-name="P1"><text:span text:style-name="T1">Stable</text:span><text:span text:style-name="T2"> (master)</text:span></text:p>
          <text:p text:style-name="P1"><text:span text:style-name="T2"/></text:p>
          <text:p text:style-name="P1"><text:span text:style-name="T2"/></text:p>
          <text:p text:style-name="P1"><text:span text:style-name="T2"/></text:p>
        </draw:line>
        <draw:line draw:style-name="gr2" draw:text-style-name="P1" draw:layer="layout" svg:x1="2.2cm" svg:y1="11.6cm" svg:x2="18.2cm" svg:y2="11.6cm">
          <text:p text:style-name="P1"><text:line-break/><text:line-break/><text:line-break/><text:span text:style-name="T1">Unstable</text:span><text:span text:style-name="T2"> (develop) <text:s text:c="10"/></text:span></text:p>
        </draw:line>
        <draw:line draw:style-name="gr3" draw:text-style-name="P1" draw:layer="layout" svg:x1="5.7cm" svg:y1="8.3cm" svg:x2="6.9cm" svg:y2="8.3cm">
          <text:p text:style-name="P1"><text:line-break/><text:line-break/><text:line-break/><text:span text:style-name="T2">Hotfix1 <text:s/></text:span></text:p>
        </draw:line>
        <draw:line draw:style-name="gr4" draw:text-style-name="P2" draw:layer="layout" svg:x1="6.859cm" svg:y1="7.972cm" svg:x2="7.959cm" svg:y2="3.672cm">
          <text:p/>
        </draw:line>
        <draw:line draw:style-name="gr4" draw:text-style-name="P2" draw:layer="layout" svg:x1="6.8cm" svg:y1="8.1cm" svg:x2="8cm" svg:y2="11.4cm">
          <text:p/>
        </draw:line>
        <draw:line draw:style-name="gr5" draw:text-style-name="P1" draw:layer="layout" svg:x1="8.5cm" svg:y1="8.3cm" svg:x2="9.7cm" svg:y2="8.3cm">
          <text:p text:style-name="P1"><text:line-break/><text:line-break/><text:line-break/><text:span text:style-name="T2">Hotfix2 <text:s text:c="2"/></text:span></text:p>
        </draw:line>
        <draw:line draw:style-name="gr6" draw:text-style-name="P2" draw:layer="layout" svg:x1="9.659cm" svg:y1="7.972cm" svg:x2="10.759cm" svg:y2="3.672cm">
          <text:p text:style-name="P2"/>
          <text:p text:style-name="P2">merge</text:p>
        </draw:line>
        <draw:line draw:style-name="gr6" draw:text-style-name="P2" draw:layer="layout" svg:x1="9.6cm" svg:y1="8.1cm" svg:x2="10.7cm" svg:y2="11.4cm">
          <text:p text:style-name="P2">merge<text:line-break/><text:line-break/></text:p>
        </draw:line>
        <draw:line draw:style-name="gr7" draw:text-style-name="P1" draw:layer="layout" svg:x1="4.4cm" svg:y1="15.3cm" svg:x2="12.2cm" svg:y2="15.3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<text:line-break/></text:span><text:span text:style-name="T2">Feature Branch (feature/minimize_tests_diff)</text:span></text:p>
          <text:p text:style-name="P1"><text:span text:style-name="T2"/></text:p>
          <text:p text:style-name="P1"><text:span text:style-name="T2"/></text:p>
          <text:p text:style-name="P1"><text:span text:style-name="T2"/></text:p>
        </draw:line>
        <draw:line draw:style-name="gr6" draw:text-style-name="P2" draw:layer="layout" svg:x1="12.1cm" svg:y1="15.2cm" svg:x2="13.3cm" svg:y2="11.7cm">
          <text:p text:style-name="P2"/>
          <text:p text:style-name="P2">merge</text:p>
        </draw:line>
        <draw:line draw:style-name="gr6" draw:text-style-name="P2" draw:layer="layout" svg:x1="14.2cm" svg:y1="11.4cm" svg:x2="15.4cm" svg:y2="3.672cm">
          <text:p text:style-name="P2">Release</text:p>
          <text:p text:style-name="P2"/>
          <text:p text:style-name="P2"/>
        </draw:line>
        <draw:line draw:style-name="gr6" draw:text-style-name="P2" draw:layer="layout" svg:x1="4.2cm" svg:y1="11.4cm" svg:x2="5.4cm" svg:y2="3.672cm">
          <text:p text:style-name="P2">Release</text:p>
          <text:p text:style-name="P2"/>
          <text:p text:style-name="P2"/>
        </draw:line>
        <draw:frame draw:style-name="gr8" draw:layer="layout" svg:width="16.445cm" svg:height="0.962cm" svg:x="2.1cm" svg:y="0.838cm">
          <draw:text-box>
            <text:p><text:span text:style-name="T3">Version</text:span> 0.3.11 <text:s text:c="7"/>0.3.11<text:span text:style-name="T4">a</text:span> <text:s/>0.3.11<text:span text:style-name="T4">b</text:span> <text:s text:c="14"/>0.3.12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Light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7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01T01:18:37</meta:creation-date>
    <dc:date>2011-10-01T12:26:02</dc:date>
    <meta:editing-duration>PT10H51M45S</meta:editing-duration>
    <meta:editing-cycles>7</meta:editing-cycles>
    <meta:generator>LibreOffice/3.4$Unix LibreOffice_project/340m1$Build-302</meta:generator>
    <meta:document-statistic meta:object-count="13"/>
  </office:meta>
</office:document-meta>
</file>